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Maximale Punktzahl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%</text:p>
          </table:table-cell>
          <table:table-cell table:style-name="Default"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[.B2]/[.C2] * 100%" office:value-type="float" office:value="0.973684210526316" calcext:value-type="float">
            <text:p>0.973684210526316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formula="of:=[.B3]/[.C3] * 100%" office:value-type="float" office:value="0.75" calcext:value-type="float">
            <text:p>0.75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table:formula="of:=[.B4]/[.C4] * 100%" office:value-type="float" office:value="0.757142857142857" calcext:value-type="float">
            <text:p>0.75714285714285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table:formula="of:=[.B5]/[.C5] * 100%" office:value-type="float" office:value="0.763888888888889" calcext:value-type="float">
            <text:p>0.763888888888889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table:formula="of:=[.B6]/[.C6] * 100%" office:value-type="float" office:value="0.592592592592593" calcext:value-type="float">
            <text:p>0.592592592592593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formula="of:=[.B7]/[.C7] * 100%" office:value-type="float" office:value="0.761904761904762" calcext:value-type="float">
            <text:p>0.761904761904762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[.B8]/[.C8] * 100%" office:value-type="float" office:value="0.714285714285714" calcext:value-type="float">
            <text:p>0.714285714285714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formula="of:=[.B9]/[.C9] * 100%" office:value-type="float" office:value="0.333333333333333" calcext:value-type="float">
            <text:p>0.33333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[.B10]/[.C10] * 100%" office:value-type="float" office:value="0.791666666666667" calcext:value-type="float">
            <text:p>0.79166666666666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B11]/[.C11] * 100%"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formula="of:=[.B12]/[.C12] * 100%"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13])" office:value-type="float" office:value="1698" calcext:value-type="float">
            <text:p>1698</text:p>
          </table:table-cell>
          <table:table-cell table:formula="of:=SUM([.C2:.C13])" office:value-type="float" office:value="3270" calcext:value-type="float">
            <text:p>3270</text:p>
          </table:table-cell>
          <table:table-cell table:formula="of:=[.B14]/[.C14] * 100%" office:value-type="float" office:value="0.519266055045872" calcext:value-type="float">
            <text:p>0.519266055045872</text:p>
          </table:table-cell>
          <table:table-cell table:style-name="ce3" office:value-type="percentage" office:value="0.5" calcext:value-type="percentage">
            <text:p>50.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21:03.736348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2:56.077215601</meta:creation-date>
    <dc:date>2024-01-19T14:21:15.537753496</dc:date>
    <meta:editing-duration>PT10M45S</meta:editing-duration>
    <meta:editing-cycles>8</meta:editing-cycles>
    <meta:generator>LibreOffice/7.5.9.2$Linux_X86_64 LibreOffice_project/50$Build-2</meta:generator>
    <meta:document-statistic meta:table-count="1" meta:cell-count="64" meta:object-count="0"/>
  </office:meta>
</office:document-meta>
</file>